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8cm" fo:min-width="3.466cm"/>
    </style:style>
    <style:style style:name="gr2" style:family="graphic" style:parent-style-name="standard">
      <style:graphic-properties draw:textarea-horizontal-align="justify" draw:textarea-vertical-align="middle" draw:auto-grow-height="false" fo:min-height="5.719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231cm"/>
    </style:style>
    <style:style style:name="gr4" style:family="graphic" style:parent-style-name="standard">
      <style:graphic-properties draw:textarea-horizontal-align="justify" draw:textarea-vertical-align="middle" draw:auto-grow-height="false" fo:min-height="1.529cm" fo:min-width="2.2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3.342cm"/>
    </style:style>
    <style:style style:name="gr6" style:family="graphic" style:parent-style-name="standard">
      <style:graphic-properties draw:textarea-horizontal-align="justify" draw:textarea-vertical-align="middle" draw:auto-grow-height="false" fo:min-height="5.37cm" fo:min-width="7.882cm"/>
    </style:style>
    <style:style style:name="gr7" style:family="graphic" style:parent-style-name="standard">
      <style:graphic-properties draw:textarea-horizontal-align="justify" draw:textarea-vertical-align="middle" draw:auto-grow-height="false" fo:min-height="1.719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256cm"/>
    </style:style>
    <style:style style:name="gr9" style:family="graphic" style:parent-style-name="standard">
      <style:graphic-properties draw:textarea-horizontal-align="justify" draw:textarea-vertical-align="middle" draw:auto-grow-height="false" fo:min-height="1.045cm" fo:min-width="4.676cm"/>
    </style:style>
    <style:style style:name="gr10" style:family="graphic" style:parent-style-name="standard">
      <style:graphic-properties draw:textarea-horizontal-align="justify" draw:textarea-vertical-align="middle" draw:auto-grow-height="false" fo:min-height="1.98cm" fo:min-width="2.295cm"/>
    </style:style>
    <style:style style:name="gr11" style:family="graphic" style:parent-style-name="standard">
      <style:graphic-properties draw:textarea-horizontal-align="justify" draw:textarea-vertical-align="middle" draw:auto-grow-height="false" fo:min-height="2.164cm" fo:min-width="2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94cm" fo:min-width="3.905cm"/>
    </style:style>
    <style:style style:name="gr14" style:family="graphic" style:parent-style-name="standard">
      <style:graphic-properties draw:textarea-horizontal-align="justify" draw:textarea-vertical-align="middle" draw:auto-grow-height="false" fo:min-height="1.656cm" fo:min-width="2.19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4.064cm" svg:height="1.016cm" svg:x="1cm" svg:y="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874cm" svg:height="5.969cm" svg:x="1cm" svg:y="5.191cm">
          <text:p text:style-name="P1"><text:span text:style-name="T1">Register data to database</text:span></text:p>
          <text:p text:style-name="P2">Mobiles</text:p>
          <text:p text:style-name="P2">Vehicles</text:p>
          <text:p text:style-name="P3"><text:span text:style-name="T2">Laptops</text:span></text:p>
          <text:p text:style-name="P3">Staff </text:p>
          <text:p text:style-name="P3">Lecturer</text:p>
          <text:p text:style-name="P3">Student</text:p>
          <text:p text:style-name="P3">Vis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5.461cm" svg:height="4.445cm" svg:x="1cm" svg:y="12.43cm">
          <text:p text:style-name="P1">Validates input</text:p>
          <text:p text:style-name="P1">Field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4.191cm" svg:height="1.778cm" svg:x="9.001cm" svg:y="13.954cm">
          <text:p text:style-name="P1">Invalid dat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5" draw:id="id5" draw:layer="layout" svg:width="5.842cm" svg:height="2.159cm" svg:x="1cm" svg:y="18.272cm">
          <text:p text:style-name="P1">Data sent to the</text:p>
          <text:p text:style-name="P1">databas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4" xml:id="id8" draw:id="id8" draw:layer="layout" svg:width="8.382cm" svg:height="5.62cm" svg:x="14.208cm" svg:y="4.651cm">
          <text:p text:style-name="P1"><text:span text:style-name="T1">Calling Data from database</text:span></text:p>
          <text:p text:style-name="P2"><text:span text:style-name="T3">Mobiles</text:span></text:p>
          <text:p text:style-name="P2"><text:span text:style-name="T3">Vehicles</text:span></text:p>
          <text:p text:style-name="P3"><text:span text:style-name="T1">Laptops</text:span></text:p>
          <text:p text:style-name="P3"><text:span text:style-name="T3">Staff </text:span></text:p>
          <text:p text:style-name="P3"><text:span text:style-name="T3">Lecturer</text:span></text:p>
          <text:p text:style-name="P3"><text:span text:style-name="T3">Student</text:span></text:p>
          <text:p text:style-name="P3"><text:span text:style-name="T3">Vis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9" draw:id="id9" draw:layer="layout" svg:width="5.588cm" svg:height="3.937cm" svg:x="15.605cm" svg:y="12.176cm">
          <text:p text:style-name="P1">Validates </text:p>
          <text:p text:style-name="P1">The </text:p>
          <text:p text:style-name="P1">Nam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10" draw:id="id10" draw:layer="layout" svg:width="4.191cm" svg:height="1.524cm" svg:x="22.59cm" svg:y="16.875cm">
          <text:p text:style-name="P1">Display </text:p>
          <text:p text:style-name="P1">Dat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1" xml:id="id11" draw:id="id11" draw:layer="layout" svg:width="5.588cm" svg:height="1.397cm" svg:x="18.018cm" svg:y="19.034cm">
          <text:p text:style-name="P1">St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xml:id="id6" draw:id="id6" draw:layer="layout" svg:width="2.794cm" svg:height="4.223cm" svg:x="13.446cm" svg:y="16.36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" xml:id="id7" draw:id="id7" draw:layer="layout" svg:width="5.588cm" svg:height="2.413cm" svg:x="21.32cm" svg:y="1cm">
          <text:p text:style-name="P1">Input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5" draw:layer="layout" svg:x1="4.937cm" svg:y1="11.16cm" svg:x2="3.731cm" svg:y2="12.43cm" draw:start-shape="id1" draw:start-glue-point="6" draw:end-shape="id2" draw:end-glue-point="4" svg:d="M4937 11160v635h-1206v635" svg:viewBox="0 0 1207 1271">
          <text:p/>
        </draw:connector>
        <draw:connector draw:style-name="gr12" draw:text-style-name="P5" draw:layer="layout" svg:x1="6.461cm" svg:y1="14.653cm" svg:x2="9.001cm" svg:y2="14.843cm" draw:start-shape="id2" draw:start-glue-point="7" draw:end-shape="id3" draw:end-glue-point="5" svg:d="M6461 14653h1270v190h1270" svg:viewBox="0 0 2541 191">
          <text:p/>
        </draw:connector>
        <draw:custom-shape draw:style-name="gr13" draw:text-style-name="P1" xml:id="id4" draw:id="id4" draw:layer="layout" svg:width="7.239cm" svg:height="1.143cm" svg:x="6.588cm" svg:y="3.667cm">
          <text:p text:style-name="P1">Input detai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5" draw:layer="layout" svg:x1="11.097cm" svg:y1="13.954cm" svg:x2="10.208cm" svg:y2="4.81cm" draw:start-shape="id3" draw:start-glue-point="4" draw:end-shape="id4" draw:end-glue-point="8" svg:d="M11097 13954v-4572h-889v-4572" svg:viewBox="0 0 890 9145">
          <text:p/>
        </draw:connector>
        <draw:connector draw:style-name="gr12" draw:text-style-name="P5" draw:layer="layout" svg:x1="6.842cm" svg:y1="19.352cm" svg:x2="13.446cm" svg:y2="18.479cm" draw:start-shape="id5" draw:start-glue-point="7" draw:end-shape="id6" draw:end-glue-point="6" svg:d="M6842 19352h3303v-873h3301" svg:viewBox="0 0 6605 874">
          <text:p/>
        </draw:connector>
        <draw:connector draw:style-name="gr12" draw:text-style-name="P5" draw:layer="layout" svg:x1="3.731cm" svg:y1="16.875cm" svg:x2="3.921cm" svg:y2="18.272cm" draw:start-shape="id2" draw:start-glue-point="6" draw:end-shape="id5" draw:end-glue-point="4" svg:d="M3731 16875v698h190v699" svg:viewBox="0 0 191 1398">
          <text:p/>
        </draw:connector>
        <draw:connector draw:style-name="gr12" draw:text-style-name="P5" draw:layer="layout" svg:x1="23.545cm" svg:y1="3.413cm" svg:x2="18.399cm" svg:y2="4.651cm" draw:start-shape="id7" draw:start-glue-point="7" draw:end-shape="id8" draw:end-glue-point="4" svg:d="M23545 3413v619h-5146v619" svg:viewBox="0 0 5147 1239">
          <text:p/>
        </draw:connector>
        <draw:connector draw:style-name="gr12" draw:text-style-name="P5" draw:layer="layout" svg:x1="22.59cm" svg:y1="7.461cm" svg:x2="18.399cm" svg:y2="12.176cm" draw:start-shape="id8" draw:start-glue-point="7" draw:end-shape="id9" draw:end-glue-point="4" svg:d="M22590 7461h502v3763h-4693v952" svg:viewBox="0 0 4694 4716">
          <text:p/>
        </draw:connector>
        <draw:connector draw:style-name="gr12" draw:text-style-name="P5" draw:layer="layout" svg:x1="24.686cm" svg:y1="18.399cm" svg:x2="23.606cm" svg:y2="19.733cm" draw:start-shape="id10" draw:start-glue-point="6" draw:end-shape="id11" draw:end-glue-point="7" svg:d="M24686 18399v1334h-1080" svg:viewBox="0 0 1081 1335">
          <text:p/>
        </draw:connector>
        <draw:custom-shape draw:style-name="gr14" draw:text-style-name="P1" xml:id="id12" draw:id="id12" draw:layer="layout" svg:width="4.096cm" svg:height="1.905cm" svg:x="22.844cm" svg:y="13.192cm">
          <text:p text:style-name="P1">Invalid nam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2" draw:text-style-name="P5" draw:layer="layout" svg:x1="24.892cm" svg:y1="13.192cm" svg:x2="24.114cm" svg:y2="3.413cm" draw:start-shape="id12" draw:start-glue-point="4" draw:end-shape="id7" draw:end-glue-point="8" svg:d="M24892 13192v-4890h-778v-4889" svg:viewBox="0 0 779 9780">
          <text:p/>
        </draw:connector>
        <draw:connector draw:style-name="gr12" draw:text-style-name="P5" draw:layer="layout" svg:x1="21.193cm" svg:y1="14.145cm" svg:x2="22.844cm" svg:y2="14.145cm" draw:start-shape="id9" draw:start-glue-point="7" draw:end-shape="id12" draw:end-glue-point="5" svg:d="M21193 14145h1651" svg:viewBox="0 0 1652 1">
          <text:p/>
        </draw:connector>
        <draw:connector draw:style-name="gr15" draw:text-style-name="P5" draw:layer="layout" svg:x1="15.605cm" svg:y1="14.145cm" svg:x2="14.843cm" svg:y2="16.367cm" draw:start-shape="id9" draw:start-glue-point="5" draw:end-shape="id6" draw:end-glue-point="5" svg:d="M15605 14145h-762v2222" svg:viewBox="0 0 763 2223">
          <text:p text:style-name="P1"><text:s text:c="5"/>YES</text:p>
        </draw:connector>
        <draw:connector draw:style-name="gr12" draw:text-style-name="P5" draw:layer="layout" svg:x1="16.24cm" svg:y1="18.479cm" svg:x2="22.59cm" svg:y2="17.637cm" draw:start-shape="id6" draw:start-glue-point="8" draw:end-shape="id10" draw:end-glue-point="5" svg:d="M16240 18479h3175v-842h3175" svg:viewBox="0 0 6351 843">
          <text:p/>
        </draw:connector>
        <draw:connector draw:style-name="gr12" draw:text-style-name="P5" draw:layer="layout" svg:x1="5.064cm" svg:y1="1.508cm" svg:x2="21.878cm" svg:y2="2.207cm" draw:start-shape="id13" draw:start-glue-point="1" draw:end-shape="id7" draw:end-glue-point="6" svg:d="M5064 1508h8129v699h8685" svg:viewBox="0 0 16815 700">
          <text:p/>
        </draw:connector>
        <draw:connector draw:style-name="gr12" draw:text-style-name="P5" draw:layer="layout" svg:x1="3.032cm" svg:y1="2.016cm" svg:x2="10.208cm" svg:y2="3.667cm" draw:start-shape="id13" draw:start-glue-point="2" draw:end-shape="id4" draw:end-glue-point="5" svg:d="M3032 2016v826h7176v825" svg:viewBox="0 0 7177 1652">
          <text:p/>
        </draw:connector>
        <draw:connector draw:style-name="gr12" draw:text-style-name="P5" draw:layer="layout" svg:x1="7.312cm" svg:y1="4.239cm" svg:x2="4.937cm" svg:y2="5.191cm" draw:start-shape="id4" draw:start-glue-point="6" draw:end-shape="id1" svg:d="M7312 4239v-1074h-2375v2026" svg:viewBox="0 0 2376 2027">
          <text:p/>
        </draw:connector>
        <draw:frame draw:style-name="gr16" draw:text-style-name="P6" draw:layer="layout" svg:width="1.95cm" svg:height="0.962cm" svg:x="4.048cm" svg:y="17.383cm">
          <draw:text-box>
            <text:p><text:s/>YES</text:p>
          </draw:text-box>
        </draw:frame>
        <draw:frame draw:style-name="gr16" draw:text-style-name="P6" draw:layer="layout" svg:width="1.455cm" svg:height="0.962cm" svg:x="7.223cm" svg:y="13.5cm">
          <draw:text-box>
            <text:p>NO</text:p>
          </draw:text-box>
        </draw:frame>
        <draw:frame draw:style-name="gr16" draw:text-style-name="P6" draw:layer="layout" svg:width="1.455cm" svg:height="0.962cm" svg:x="21.32cm" svg:y="13.31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4:56:37.899455987</meta:creation-date>
    <dc:date>2019-06-13T23:49:15.763091287</dc:date>
    <meta:editing-duration>PT12M50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